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99ffff"/>
      <style:text-properties fo:color="#000000"/>
    </style:style>
    <style:style style:name="ce19" style:family="table-cell" style:parent-style-name="Default">
      <style:table-cell-properties fo:background-color="#99ffff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1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imFIRE: co-authors meeting, september</text:p>
          </table:table-cell>
          <table:covered-table-cell table:number-columns-repeated="6" table:style-name="ce4"/>
          <table:table-cell table:style-name="ce12" office:value-type="string" calcext:value-type="string">
            <text:p>LimFire: Tidy Cod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2" office:value-type="string" calcext:value-type="string">
            <text:p>LimFire: Write up model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Email Chentelle</text:p>
          </table:table-cell>
          <table:covered-table-cell table:number-columns-repeated="6" table:style-name="ce4"/>
          <table:table-cell table:style-name="ce12" office:value-type="string" calcext:value-type="string">
            <text:p>LimFire: Send Yannis cde, model descrption and data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Enter other races</text:p>
          </table:table-cell>
          <table:covered-table-cell table:number-columns-repeated="6" table:style-name="ce4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ad Chantelles report</text:p>
          </table:table-cell>
          <table:covered-table-cell table:number-columns-repeated="6" table:style-name="ce4"/>
          <table:table-cell table:style-name="ce13" office:value-type="string" calcext:value-type="string">
            <text:p><text:a xlink:href="http://intranet.ceh.ac.uk/resources/news-and-events/events/ceh-internal-events/predicting-species-spread-with-ides" xlink:type="simple">predicting-species-spread-with-ides</text:a>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Veg recovery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STASH codes</text:p>
          </table:table-cell>
          <table:covered-table-cell table:number-columns-repeated="6" table:style-name="ce4"/>
          <table:table-cell table:style-name="ce15" office:value-type="string" calcext:value-type="string">
            <text:p>Join Union</text:p>
          </table:table-cell>
          <table:table-cell table:style-name="ce16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HR form</text:p>
          </table:table-cell>
          <table:table-cell table:style-name="ce4" table:number-columns-repeated="6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27<text:span text:style-name="T1">th</text:span> : Review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5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5" table:number-columns-spanned="7" table:number-rows-spanned="1"/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http://www.sealthreinhold.com/school/tuftes-rule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Fred Card</text:p>
          </table:table-cell>
          <table:table-cell table:style-name="ce7" table:number-columns-repeated="6"/>
          <table:table-cell table:style-name="ce16" office:value-type="string" calcext:value-type="string" table:number-columns-spanned="7" table:number-rows-spanned="1">
            <text:p>http://flowingdata.com/2010/07/22/7-basic-rules-for-making-charts-and-graphs/</text:p>
          </table:table-cell>
          <table:covered-table-cell table:number-columns-repeated="6" table:style-name="ce1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Reply to Ned</text:p>
          </table:table-cell>
          <table:table-cell table:style-name="ce7" table:number-columns-repeated="6"/>
          <table:table-cell table:style-name="ce16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16"/>
          <table:table-cell table:style-name="ce22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8" office:value-type="string" calcext:value-type="string">
            <text:p>RS paper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9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cv maker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office:value-type="string" calcext:value-type="string">
            <text:p>Make scholar grab into package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20" office:value-type="string" calcext:value-type="string">
            <text:p>Citrix</text:p>
          </table:table-cell>
          <table:table-cell table:style-name="ce20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20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0:06:09.219881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10-05T09:28:35.105253085</dc:date>
    <meta:editing-duration>P76DT23H59M4S</meta:editing-duration>
    <meta:editing-cycles>144</meta:editing-cycles>
    <meta:generator>LibreOffice/4.3.7.2$Linux_X86_64 LibreOffice_project/430$Build-2</meta:generator>
    <meta:document-statistic meta:table-count="2" meta:cell-count="36" meta:object-count="0"/>
  </office:meta>
</office:document-meta>
</file>